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d7fb1" officeooo:paragraph-rsid="000d7fb1"/>
    </style:style>
    <style:style style:name="P2" style:family="paragraph" style:parent-style-name="Standard">
      <style:text-properties officeooo:rsid="000e5a02" officeooo:paragraph-rsid="000e5a02"/>
    </style:style>
    <style:style style:name="P3" style:family="paragraph" style:parent-style-name="Standard">
      <style:text-properties officeooo:rsid="0010f139" officeooo:paragraph-rsid="0010f139"/>
    </style:style>
    <style:style style:name="P4" style:family="paragraph" style:parent-style-name="Standard">
      <style:text-properties officeooo:paragraph-rsid="0010f139"/>
    </style:style>
    <style:style style:name="P5" style:family="paragraph" style:parent-style-name="Standard">
      <style:text-properties officeooo:rsid="00122cf7" officeooo:paragraph-rsid="00122cf7"/>
    </style:style>
    <style:style style:name="P6" style:family="paragraph" style:parent-style-name="Standard">
      <style:text-properties officeooo:rsid="00122cf7" officeooo:paragraph-rsid="0013e882"/>
    </style:style>
    <style:style style:name="P7" style:family="paragraph" style:parent-style-name="Standard">
      <style:text-properties officeooo:rsid="0015b478" officeooo:paragraph-rsid="0015b478"/>
    </style:style>
    <style:style style:name="P8" style:family="paragraph" style:parent-style-name="Standard">
      <style:text-properties officeooo:rsid="0018157f" officeooo:paragraph-rsid="0018157f"/>
    </style:style>
    <style:style style:name="P9" style:family="paragraph" style:parent-style-name="Standard">
      <style:text-properties officeooo:rsid="001a7ec1" officeooo:paragraph-rsid="001a7ec1"/>
    </style:style>
    <style:style style:name="P10" style:family="paragraph" style:parent-style-name="Standard">
      <style:paragraph-properties fo:text-align="center" style:justify-single-word="false"/>
      <style:text-properties officeooo:rsid="001abeac" officeooo:paragraph-rsid="001abeac"/>
    </style:style>
    <style:style style:name="P11" style:family="paragraph" style:parent-style-name="Standard">
      <style:paragraph-properties fo:text-align="start" style:justify-single-word="false"/>
      <style:text-properties officeooo:rsid="001abeac" officeooo:paragraph-rsid="001abeac"/>
    </style:style>
    <style:style style:name="P12" style:family="paragraph" style:parent-style-name="Standard">
      <style:text-properties fo:font-weight="bold" officeooo:rsid="000d7fb1" officeooo:paragraph-rsid="000d7fb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9bd8f" officeooo:paragraph-rsid="0029bd8f" style:font-weight-asian="bold" style:font-weight-complex="bold"/>
    </style:style>
    <style:style style:name="P14" style:family="paragraph" style:parent-style-name="Standard">
      <style:text-properties fo:font-style="italic" officeooo:rsid="0010f139" officeooo:paragraph-rsid="0010f139" style:font-style-asian="italic" style:font-style-complex="italic"/>
    </style:style>
    <style:style style:name="P15" style:family="paragraph" style:parent-style-name="Standard">
      <style:text-properties fo:font-style="italic" officeooo:rsid="0016b2df" officeooo:paragraph-rsid="0016b2df" style:font-style-asian="italic" style:font-style-complex="italic"/>
    </style:style>
    <style:style style:name="P16" style:family="paragraph" style:parent-style-name="Standard">
      <style:paragraph-properties fo:text-align="start" style:justify-single-word="false"/>
      <style:text-properties officeooo:rsid="001e167a" officeooo:paragraph-rsid="001e167a"/>
    </style:style>
    <style:style style:name="P17" style:family="paragraph" style:parent-style-name="Standard">
      <style:paragraph-properties fo:text-align="start" style:justify-single-word="false"/>
      <style:text-properties officeooo:rsid="001e4300" officeooo:paragraph-rsid="001e4300"/>
    </style:style>
    <style:style style:name="P18" style:family="paragraph" style:parent-style-name="Standard">
      <style:paragraph-properties fo:text-align="start" style:justify-single-word="false"/>
      <style:text-properties officeooo:rsid="001ee83b" officeooo:paragraph-rsid="001ee83b"/>
    </style:style>
    <style:style style:name="P19" style:family="paragraph" style:parent-style-name="Standard">
      <style:paragraph-properties fo:text-align="start" style:justify-single-word="false"/>
      <style:text-properties officeooo:rsid="002073aa" officeooo:paragraph-rsid="002073aa"/>
    </style:style>
    <style:style style:name="P20" style:family="paragraph" style:parent-style-name="Standard">
      <style:paragraph-properties fo:text-align="start" style:justify-single-word="false"/>
      <style:text-properties officeooo:rsid="00218cdc" officeooo:paragraph-rsid="00218cdc"/>
    </style:style>
    <style:style style:name="P21" style:family="paragraph" style:parent-style-name="Standard">
      <style:text-properties officeooo:rsid="0029e96a" officeooo:paragraph-rsid="0029e96a"/>
    </style:style>
    <style:style style:name="P22" style:family="paragraph" style:parent-style-name="Standard">
      <style:text-properties officeooo:rsid="002bae4e" officeooo:paragraph-rsid="002bae4e"/>
    </style:style>
    <style:style style:name="P23" style:family="paragraph" style:parent-style-name="Standard">
      <style:text-properties officeooo:rsid="002d4bc1" officeooo:paragraph-rsid="002d4bc1"/>
    </style:style>
    <style:style style:name="P24" style:family="paragraph" style:parent-style-name="Standard">
      <style:text-properties officeooo:paragraph-rsid="002d4bc1"/>
    </style:style>
    <style:style style:name="P25" style:family="paragraph" style:parent-style-name="Standard">
      <style:paragraph-properties fo:text-align="start" style:justify-single-word="false" fo:break-before="page"/>
      <style:text-properties officeooo:rsid="001abeac" officeooo:paragraph-rsid="001abeac"/>
    </style:style>
    <style:style style:name="T1" style:family="text">
      <style:text-properties officeooo:rsid="0010f13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0f139"/>
    </style:style>
    <style:style style:name="T4" style:family="text">
      <style:text-properties style:text-position="super 58%" officeooo:rsid="00122cf7"/>
    </style:style>
    <style:style style:name="T5" style:family="text">
      <style:text-properties style:text-position="super 58%" officeooo:rsid="002bae4e"/>
    </style:style>
    <style:style style:name="T6" style:family="text">
      <style:text-properties style:text-position="super 58%" officeooo:rsid="002daea3"/>
    </style:style>
    <style:style style:name="T7" style:family="text">
      <style:text-properties officeooo:rsid="0013e882"/>
    </style:style>
    <style:style style:name="T8" style:family="text">
      <style:text-properties officeooo:rsid="0015b478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1ceccc"/>
    </style:style>
    <style:style style:name="T11" style:family="text">
      <style:text-properties officeooo:rsid="001ee83b"/>
    </style:style>
    <style:style style:name="T12" style:family="text">
      <style:text-properties officeooo:rsid="0024d17d"/>
    </style:style>
    <style:style style:name="T13" style:family="text">
      <style:text-properties officeooo:rsid="0026c74f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2bae4e"/>
    </style:style>
    <style:style style:name="T16" style:family="text">
      <style:text-properties style:text-position="sub 58%" officeooo:rsid="002daea3"/>
    </style:style>
    <style:style style:name="T17" style:family="text">
      <style:text-properties officeooo:rsid="002bae4e"/>
    </style:style>
    <style:style style:name="T18" style:family="text">
      <style:text-properties officeooo:rsid="002d4bc1"/>
    </style:style>
    <style:style style:name="T19" style:family="text">
      <style:text-properties officeooo:rsid="002daea3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Ejercicio 3</text:p>
      <text:p text:style-name="P1"/>
      <text:p text:style-name="P12">Parte 1:</text:p>
      <text:p text:style-name="P1"/>
      <text:p text:style-name="P1"><text:span text:style-name="T9">Proposición a:</text:span> </text:p>
      <text:p text:style-name="P1">Una recorrida en G que empieza en un vértice de una CFC sumidero, visita todos los vértices de esa CFC y ningún otro.</text:p>
      <text:p text:style-name="P1"/>
      <text:p text:style-name="P1">Demostración:</text:p>
      <text:p text:style-name="P2">Que la recorrida visita todos los vértices de la CFC sumidero es cierto por definición de CFC (existe un camino entre todo par de vértices).</text:p>
      <text:p text:style-name="P2">Luego no visita ningún otro vértice de V por definición de CFC sumidero (las únicas aristas <draw:frame draw:style-name="fr1" draw:name="Object1" text:anchor-type="as-char" svg:y="-0.393cm" svg:width="7.95cm" svg:height="0.513cm" draw:z-index="0"><draw:object xlink:href="./Object 1" xlink:type="simple" xlink:show="embed" xlink:actuate="onLoad"/><draw:image xlink:href="./ObjectReplacements/Object 1" xlink:type="simple" xlink:show="embed" xlink:actuate="onLoad"/></draw:frame>).</text:p>
      <text:p text:style-name="P2"/>
      <text:p text:style-name="P2"/>
      <text:p text:style-name="P14">Proposición b:</text:p>
      <text:p text:style-name="P4"><text:span text:style-name="T1">Una CFC fuente en G es sumidero en G</text:span><text:span text:style-name="T3">T</text:span>.</text:p>
      <text:p text:style-name="P4"/>
      <text:p text:style-name="P3">Demostración:</text:p>
      <text:p text:style-name="P5">Observación previa: Una componente CFC C en G con vértices <draw:frame draw:style-name="fr1" draw:name="Object2" text:anchor-type="as-char" svg:y="-0.393cm" svg:width="1.803cm" svg:height="0.563cm" draw:z-index="1"><draw:object xlink:href="./Object 2" xlink:type="simple" xlink:show="embed" xlink:actuate="onLoad"/><draw:image xlink:href="./ObjectReplacements/Object 2" xlink:type="simple" xlink:show="embed" xlink:actuate="onLoad"/></draw:frame>es tal que existe un camino entre todo par de vértices.</text:p>
      <text:p text:style-name="P6">Para estos vértices en G<text:span text:style-name="T2">T</text:span> va a seguir existiendo un camino para todo par de vértice<text:span text:style-name="T7">s</text:span>, pues los caminos de G <text:span text:style-name="T7">en </text:span>G<text:span text:style-name="T2">T <text:s/></text:span>se recorren en sentido inverso.</text:p>
      <text:p text:style-name="Standard"><text:span text:style-name="T8">Con lo que G y G</text:span><text:span text:style-name="T4">T <text:s/></text:span><text:span text:style-name="T8">tienen los mismos vértices <text:s/>para cada CFC en cada uno de ellos. </text:span></text:p>
      <text:p text:style-name="P3"/>
      <text:p text:style-name="P7">Luego observando el grafo transpuesto del grafo de componentes <draw:frame draw:style-name="fr1" draw:name="Object3" text:anchor-type="as-char" svg:y="-0.446cm" svg:width="0.758cm" svg:height="0.616cm" draw:z-index="2"><draw:object xlink:href="./Object 3" xlink:type="simple" xlink:show="embed" xlink:actuate="onLoad"/><draw:image xlink:href="./ObjectReplacements/Object 3" xlink:type="simple" xlink:show="embed" xlink:actuate="onLoad"/></draw:frame>es tal que <draw:frame draw:style-name="fr1" draw:name="Object4" text:anchor-type="as-char" svg:y="-0.446cm" svg:width="5.216cm" svg:height="0.61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7">Por lo que si una CFC era fuente en <draw:frame draw:style-name="fr1" draw:name="Object5" text:anchor-type="as-char" svg:y="-0.393cm" svg:width="0.758cm" svg:height="0.563cm" draw:z-index="4"><draw:object xlink:href="./Object 5" xlink:type="simple" xlink:show="embed" xlink:actuate="onLoad"/><draw:image xlink:href="./ObjectReplacements/Object 5" xlink:type="simple" xlink:show="embed" xlink:actuate="onLoad"/></draw:frame>entonces es sumidero en <draw:frame draw:style-name="fr1" draw:name="Object6" text:anchor-type="as-char" svg:y="-0.446cm" svg:width="0.758cm" svg:height="0.616cm" draw:z-index="5"><draw:object xlink:href="./Object 6" xlink:type="simple" xlink:show="embed" xlink:actuate="onLoad"/><draw:image xlink:href="./ObjectReplacements/Object 6" xlink:type="simple" xlink:show="embed" xlink:actuate="onLoad"/></draw:frame>.</text:p>
      <text:p text:style-name="P7"/>
      <text:p text:style-name="P15">Proposición c-1:</text:p>
      <text:p text:style-name="P8">El grafo <draw:frame draw:style-name="fr1" draw:name="Object7" text:anchor-type="as-char" svg:y="-0.393cm" svg:width="0.758cm" svg:height="0.563cm" draw:z-index="6"><draw:object xlink:href="./Object 7" xlink:type="simple" xlink:show="embed" xlink:actuate="onLoad"/><draw:image xlink:href="./ObjectReplacements/Object 7" xlink:type="simple" xlink:show="embed" xlink:actuate="onLoad"/></draw:frame>se puede ordenar topológicamente como una secuencia <draw:frame draw:style-name="fr1" draw:name="Object8" text:anchor-type="as-char" svg:y="-0.393cm" svg:width="3.327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8"/>
      <text:p text:style-name="P9">Demostración:</text:p>
      <text:p text:style-name="P9">Observación: Sabemos que existe orden topológico en G <text:s/><draw:frame draw:style-name="fr1" draw:name="Object9" text:anchor-type="as-char" svg:y="-0.286cm" svg:width="0.885cm" svg:height="0.286cm" draw:z-index="8"><draw:object xlink:href="./Object 9" xlink:type="simple" xlink:show="embed" xlink:actuate="onLoad"/><draw:image xlink:href="./ObjectReplacements/Object 9" xlink:type="simple" xlink:show="embed" xlink:actuate="onLoad"/></draw:frame>G es acíclico.</text:p>
      <text:p text:style-name="P9"/>
      <text:p text:style-name="P10">Supongamos que <draw:frame draw:style-name="fr1" draw:name="Object10" text:anchor-type="as-char" svg:y="-0.393cm" svg:width="0.758cm" svg:height="0.563cm" draw:z-index="9"><draw:object xlink:href="./Object 10" xlink:type="simple" xlink:show="embed" xlink:actuate="onLoad"/><draw:image xlink:href="./ObjectReplacements/Object 10" xlink:type="simple" xlink:show="embed" xlink:actuate="onLoad"/></draw:frame>tuviera un ciclo, digamos entre <draw:frame draw:style-name="fr1" draw:name="Object11" text:anchor-type="as-char" svg:y="-0.9cm" svg:width="9.694cm" svg:height="1.72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1">absurdo pues existen k componentes CFC y esto concluye que existe k-1.</text:p>
      <text:p text:style-name="P11">Entonces G es acíclico, entonces existe al menos un orden topológico en G.</text:p>
      <text:p text:style-name="P11"/>
      <text:p text:style-name="P11"/>
      <text:p text:style-name="P25"><text:span text:style-name="T10">Proposición c-2:</text:span></text:p>
      <text:p text:style-name="P16"><draw:frame draw:style-name="fr1" draw:name="Object12" text:anchor-type="as-char" svg:y="-0.393cm" svg:width="1.926cm" svg:height="0.563cm" draw:z-index="11"><draw:object xlink:href="./Object 12" xlink:type="simple" xlink:show="embed" xlink:actuate="onLoad"/><draw:image xlink:href="./ObjectReplacements/Object 12" xlink:type="simple" xlink:show="embed" xlink:actuate="onLoad"/></draw:frame>es sumidero en G<text:span text:style-name="T2">T</text:span></text:p>
      <text:p text:style-name="P16"/>
      <text:p text:style-name="P17">Demostración:</text:p>
      <text:p text:style-name="P17"><draw:frame draw:style-name="fr1" draw:name="Object13" text:anchor-type="as-char" svg:y="-0.393cm" svg:width="0.623cm" svg:height="0.563cm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T11">es tal que solo existen aristas </text:span><text:span text:style-name="T11"><draw:frame draw:style-name="fr1" draw:name="Object14" text:anchor-type="as-char" svg:y="-0.393cm" svg:width="3.438cm" svg:height="0.563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8">Luego <draw:frame draw:style-name="fr1" draw:name="Object15" text:anchor-type="as-char" svg:y="-0.393cm" svg:width="1.926cm" svg:height="0.563cm" draw:z-index="14"><draw:object xlink:href="./Object 15" xlink:type="simple" xlink:show="embed" xlink:actuate="onLoad"/><draw:image xlink:href="./ObjectReplacements/Object 15" xlink:type="simple" xlink:show="embed" xlink:actuate="onLoad"/></draw:frame>es una fuente para G entonces usando la proposición b <draw:frame draw:style-name="fr1" draw:name="Object16" text:anchor-type="as-char" svg:y="-0.393cm" svg:width="1.926cm" svg:height="0.563cm" draw:z-index="15"><draw:object xlink:href="./Object 16" xlink:type="simple" xlink:show="embed" xlink:actuate="onLoad"/><draw:image xlink:href="./ObjectReplacements/Object 16" xlink:type="simple" xlink:show="embed" xlink:actuate="onLoad"/></draw:frame>es sumidero en <draw:frame draw:style-name="fr1" draw:name="Object17" text:anchor-type="as-char" svg:y="-0.446cm" svg:width="0.751cm" svg:height="0.547cm" draw:z-index="16"><draw:object xlink:href="./Object 17" xlink:type="simple" xlink:show="embed" xlink:actuate="onLoad"/><draw:image xlink:href="./ObjectReplacements/Object 17" xlink:type="simple" xlink:show="embed" xlink:actuate="onLoad"/></draw:frame>.</text:p>
      <text:p text:style-name="P18"/>
      <text:p text:style-name="P19">Proposición c-3:</text:p>
      <text:p text:style-name="P19">Sea G' el grafo que se obtiene al excluir de G la componente <draw:frame draw:style-name="fr1" draw:name="Object18" text:anchor-type="as-char" svg:y="-0.393cm" svg:width="1.926cm" svg:height="0.563cm" draw:z-index="17"><draw:object xlink:href="./Object 18" xlink:type="simple" xlink:show="embed" xlink:actuate="onLoad"/><draw:image xlink:href="./ObjectReplacements/Object 18" xlink:type="simple" xlink:show="embed" xlink:actuate="onLoad"/></draw:frame> entonces <text:s/><draw:frame draw:style-name="fr1" draw:name="Object19" text:anchor-type="as-char" svg:y="-0.393cm" svg:width="2.94cm" svg:height="0.563cm" draw:z-index="18"><draw:object xlink:href="./Object 19" xlink:type="simple" xlink:show="embed" xlink:actuate="onLoad"/><draw:image xlink:href="./ObjectReplacements/Object 19" xlink:type="simple" xlink:show="embed" xlink:actuate="onLoad"/></draw:frame>es un ordenamiento topológico de <draw:frame draw:style-name="fr1" draw:name="Object20" text:anchor-type="as-char" svg:y="-0.393cm" svg:width="0.915cm" svg:height="0.563cm" draw:z-index="19"><draw:object xlink:href="./Object 20" xlink:type="simple" xlink:show="embed" xlink:actuate="onLoad"/><draw:image xlink:href="./ObjectReplacements/Object 20" xlink:type="simple" xlink:show="embed" xlink:actuate="onLoad"/></draw:frame>.</text:p>
      <text:p text:style-name="P19"/>
      <text:p text:style-name="P19">Demostración:</text:p>
      <text:p text:style-name="P20"><draw:frame draw:style-name="fr1" draw:name="Object22" text:anchor-type="as-char" svg:y="-0.393cm" svg:width="2.785cm" svg:height="0.563cm" draw:z-index="20"><draw:object xlink:href="./Object 22" xlink:type="simple" xlink:show="embed" xlink:actuate="onLoad"/><draw:image xlink:href="./ObjectReplacements/Object 22" xlink:type="simple" xlink:show="embed" xlink:actuate="onLoad"/></draw:frame> <text:span text:style-name="T13">e</text:span>s ordenamiento topológico <draw:frame draw:style-name="fr1" draw:name="Object23" text:anchor-type="as-char" svg:y="-0.393cm" svg:width="7.211cm" svg:height="0.563cm" draw:z-index="21"><draw:object xlink:href="./Object 23" xlink:type="simple" xlink:show="embed" xlink:actuate="onLoad"/><draw:image xlink:href="./ObjectReplacements/Object 23" xlink:type="simple" xlink:show="embed" xlink:actuate="onLoad"/></draw:frame></text:p>
      <text:p text:style-name="P20">Luego <draw:frame draw:style-name="fr1" draw:name="Object24" text:anchor-type="as-char" svg:y="-0.393cm" svg:width="2.944cm" svg:height="0.563cm" draw:z-index="22"><draw:object xlink:href="./Object 24" xlink:type="simple" xlink:show="embed" xlink:actuate="onLoad"/><draw:image xlink:href="./ObjectReplacements/Object 24" xlink:type="simple" xlink:show="embed" xlink:actuate="onLoad"/></draw:frame>es ordenamiento topológico pues <draw:frame draw:style-name="fr1" draw:name="Object25" text:anchor-type="as-char" svg:y="-0.393cm" svg:width="2.305cm" svg:height="0.563cm" draw:z-index="23"><draw:object xlink:href="./Object 25" xlink:type="simple" xlink:show="embed" xlink:actuate="onLoad"/><draw:image xlink:href="./ObjectReplacements/Object 25" xlink:type="simple" xlink:show="embed" xlink:actuate="onLoad"/></draw:frame> <text:span text:style-name="T12">es decir solo estan siendo removidas aristas del tipo </text:span><text:span text:style-name="T12"><draw:frame draw:style-name="fr1" draw:name="Object26" text:anchor-type="as-char" svg:y="-0.393cm" svg:width="1.526cm" svg:height="0.563cm" draw:z-index="24"><draw:object xlink:href="./Object 26" xlink:type="simple" xlink:show="embed" xlink:actuate="onLoad"/><draw:image xlink:href="./ObjectReplacements/Object 26" xlink:type="simple" xlink:show="embed" xlink:actuate="onLoad"/></draw:frame></text:span>.</text:p>
      <text:p text:style-name="P20"/>
      <text:p text:style-name="P13">Parte 2:</text:p>
      <text:p text:style-name="P21">Dada una secuencia u1, ..., uk de vértices de G, con ui ∈ CFC(oi), 1 ≤ i ≤ k, siendo o = (o1, ..., ok)</text:p>
      <text:p text:style-name="P21">un ordenamiento topológico de G<text:span text:style-name="T14">C</text:span> , describa y justifique un algoritmo que permita encontrar cada</text:p>
      <text:p text:style-name="P21">una de las CFCs de G.</text:p>
      <text:p text:style-name="P21"/>
      <text:p text:style-name="P23">encontrar_CFC(G: Grafo)</text:p>
      <text:p text:style-name="P22"><text:tab/>Dado G expreso su grafo traspuesto G<text:span text:style-name="T2">T</text:span></text:p>
      <text:p text:style-name="P22"><text:tab/>Para cada u de <draw:frame draw:style-name="fr1" draw:name="Object21" text:anchor-type="as-char" svg:y="-0.393cm" svg:width="2.193cm" svg:height="0.563cm" draw:z-index="25"><draw:object xlink:href="./Object 21" xlink:type="simple" xlink:show="embed" xlink:actuate="onLoad"/><draw:image xlink:href="./ObjectReplacements/Object 21" xlink:type="simple" xlink:show="embed" xlink:actuate="onLoad"/></draw:frame> /* con <draw:frame draw:style-name="fr1" draw:name="Object27" text:anchor-type="as-char" svg:y="-0.393cm" svg:width="2.533cm" svg:height="0.563cm" draw:z-index="26"><draw:object xlink:href="./Object 27" xlink:type="simple" xlink:show="embed" xlink:actuate="onLoad"/><draw:image xlink:href="./ObjectReplacements/Object 27" xlink:type="simple" xlink:show="embed" xlink:actuate="onLoad"/></draw:frame>*/</text:p>
      <text:p text:style-name="P24"><text:span text:style-name="T17"><text:tab/><text:tab/>o[j]: DFS(u) en G</text:span><text:span text:style-name="T5">T </text:span>/*<text:span text:style-name="T17">Devuelve secuencia que visita todos los </text:span></text:p>
      <text:p text:style-name="P24"><text:span text:style-name="T17"><text:tab/><text:tab/><text:tab/><text:tab/><text:tab/><text:tab/>vértices de CFC(o</text:span><text:span text:style-name="T15">i</text:span><text:span text:style-name="T17">)</text:span>*/</text:p>
      <text:p text:style-name="P22"><text:tab/><text:tab/>remover vértices marcados en G</text:p>
      <text:p text:style-name="P22"><text:tab/><text:span text:style-name="T18">retornar o</text:span></text:p>
      <text:p text:style-name="P22"/>
      <text:p text:style-name="P22"/>
      <text:p text:style-name="Standard"><text:span text:style-name="T19">El algoritmo encuentra las CFC de G debido a que el primer elemento </text:span><text:span text:style-name="T19"><draw:frame draw:style-name="fr1" draw:name="Object28" text:anchor-type="as-char" svg:y="-0.393cm" svg:width="0.783cm" svg:height="0.49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9">pertenece a la primera componente del ordenamiento topológico de G</text:span><text:span text:style-name="T16">C </text:span><text:s/><text:span text:style-name="T19">este primer ordenamiento es fuente en G y sumidero en G</text:span><text:span text:style-name="T6">T</text:span> <text:span text:style-name="T19">(proposición b y proposición c-2), entonces en el grafo transpuesto puedo recorrer todos los vértices de esa componente y solo de esa (proposición a). Luego removiendo los vértices del ordenamiento primero, repito el mismo procedimiento para el nuevo ordenamiento </text:span><text:span text:style-name="T19"><draw:frame draw:style-name="fr1" draw:name="Object29" text:anchor-type="as-char" svg:y="-0.393cm" svg:width="2.94cm" svg:height="0.563cm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19">(proposición c-3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0:00:03.706677520</meta:creation-date>
    <dc:date>2015-09-06T21:13:46.524995578</dc:date>
    <meta:editing-duration>PT1H13M26S</meta:editing-duration>
    <meta:editing-cycles>32</meta:editing-cycles>
    <meta:generator>LibreOffice/4.4.4.3$Linux_X86_64 LibreOffice_project/40m0$Build-3</meta:generator>
    <meta:document-statistic meta:table-count="0" meta:image-count="0" meta:object-count="29" meta:page-count="2" meta:paragraph-count="44" meta:word-count="460" meta:character-count="2625" meta:non-whitespace-character-count="2178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false">(</mo>
          <mrow>
            <mrow>
              <mi>u</mi>
              <mi>,</mi>
              <mi>v</mi>
            </mrow>
          </mrow>
          <mo fence="true" stretchy="false">)</mo>
        </mrow>
        <mo stretchy="false">∈</mo>
        <mi>A</mi>
      </mrow>
      <mspace width="0.5em"/>
      <mi mathvariant="italic">con</mi>
      <mspace width="0.5em"/>
      <mrow>
        <mi>u</mi>
        <mo stretchy="false">∈</mo>
        <mi>C</mi>
      </mrow>
      <mspace width="0.5em"/>
      <mi mathvariant="italic">son</mi>
      <mspace width="0.5em"/>
      <mi mathvariant="italic">tales</mi>
      <mspace width="0.5em"/>
      <mi mathvariant="italic">que</mi>
      <mspace width="0.5em"/>
      <mrow>
        <mi>v</mi>
        <mo stretchy="false">∈</mo>
        <mi>C</mi>
      </mrow>
    </mrow>
    <annotation encoding="StarMath 5.0">( u,v ) in A `con `u in C `son `tales `que `v in C</annotation>
  </semantics>
</math>
</file>

<file path=Object 10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11/content.xml><?xml version="1.0" encoding="utf-8"?>
<math xmlns="http://www.w3.org/1998/Math/MathML" display="block">
  <semantics>
    <mtable>
      <mtr>
        <mtd>
          <mrow>
            <msub>
              <mi>v</mi>
              <mi>i</mi>
            </msub>
            <mi>,</mi>
            <msub>
              <mi>v</mi>
              <mi>j</mi>
            </msub>
            <mspace width="0.5em"/>
            <mo stretchy="false">→</mo>
            <mspace width="0.5em"/>
            <mo stretchy="false">∃</mo>
            <mrow>
              <mo fence="true" stretchy="false">(</mo>
              <mrow>
                <mrow>
                  <msub>
                    <mi>u</mi>
                    <mi>i</mi>
                  </msub>
                  <mi>,</mi>
                  <msub>
                    <mi>u</mi>
                    <mi>j</mi>
                  </msub>
                </mrow>
              </mrow>
              <mo fence="true" stretchy="false">)</mo>
            </mrow>
            <mspace width="0.5em"/>
            <mi mathvariant="italic">con</mi>
            <mspace width="0.5em"/>
            <mrow>
              <msub>
                <mi>u</mi>
                <mi>i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i</mi>
                </msub>
              </mrow>
              <mo fence="true" stretchy="false">)</mo>
            </mrow>
            <mspace width="0.5em"/>
            <mi>y</mi>
            <mspace width="0.5em"/>
            <mrow>
              <msub>
                <mi>u</mi>
                <mi>j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j</mi>
                </msub>
              </mrow>
              <mo fence="true" stretchy="false">)</mo>
            </mrow>
          </mrow>
        </mtd>
      </mtr>
      <mtr>
        <mtd>
          <mrow>
            <mi>y</mi>
            <mspace width="0.5em"/>
            <mo stretchy="false">∃</mo>
            <mrow>
              <mo fence="true" stretchy="false">(</mo>
              <mrow>
                <mrow>
                  <msub>
                    <mi>w</mi>
                    <mi>i</mi>
                  </msub>
                  <mi>,</mi>
                  <msub>
                    <mi>w</mi>
                    <mi>j</mi>
                  </msub>
                </mrow>
              </mrow>
              <mo fence="true" stretchy="false">)</mo>
            </mrow>
            <mspace width="0.5em"/>
            <mi mathvariant="italic">con</mi>
            <mspace width="0.5em"/>
            <mrow>
              <msub>
                <mi>w</mi>
                <mi>i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i</mi>
                </msub>
              </mrow>
              <mo fence="true" stretchy="false">)</mo>
            </mrow>
            <mspace width="0.5em"/>
            <mi>y</mi>
            <mspace width="0.5em"/>
            <mrow>
              <msub>
                <mi>w</mi>
                <mi>j</mi>
              </msub>
              <mo stretchy="false">∈</mo>
              <mi mathvariant="italic">CFC</mi>
            </mrow>
            <mrow>
              <mo fence="true" stretchy="false">(</mo>
              <mrow>
                <msub>
                  <mi>v</mi>
                  <mi>j</mi>
                </msub>
              </mrow>
              <mo fence="true" stretchy="false">)</mo>
            </mrow>
          </mrow>
        </mtd>
      </mtr>
      <mtr>
        <mtd>
          <mrow>
            <mo stretchy="false">→</mo>
            <mi mathvariant="italic">CFC</mi>
            <mrow>
              <mrow>
                <mo fence="true" stretchy="false">(</mo>
                <mrow>
                  <msub>
                    <mi>u</mi>
                    <mi>i</mi>
                  </msub>
                </mrow>
                <mo fence="true" stretchy="false">)</mo>
              </mrow>
              <mo stretchy="false">∪</mo>
              <mi mathvariant="italic">CFC</mi>
            </mrow>
            <mrow>
              <mo fence="true" stretchy="false">(</mo>
              <mrow>
                <msub>
                  <mi>v</mi>
                  <mi>j</mi>
                </msub>
              </mrow>
              <mo fence="true" stretchy="false">)</mo>
            </mrow>
            <mspace width="0.5em"/>
            <mi mathvariant="italic">es</mi>
            <mspace width="0.5em"/>
            <mi mathvariant="italic">CFC</mi>
          </mrow>
        </mtd>
      </mtr>
    </mtable>
    <annotation encoding="StarMath 5.0">v_i, v_j ` rightarrow ` exists ( u_i,u_j ) `con `u_i in CFC( v_i ) `y `u_j in CFC( v_j ) newline  y ` exists ( w_i,w_j ) `con `w_i in CFC( v_i ) `y ` w_j in CFC( v_j ) newline rightarrow  CFC( u_i) union CFC( v_j ) `es `CFC</annotation>
  </semantics>
</math>
</file>

<file path=Object 12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13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sub>
              <mi>o</mi>
              <mn>1,</mn>
            </msub>
            <msub>
              <mi>o</mi>
              <mi>j</mi>
            </msub>
          </mrow>
        </mrow>
        <mo fence="true" stretchy="false">)</mo>
      </mrow>
      <mrow>
        <mi>j</mi>
        <mo stretchy="false">=</mo>
        <mn>2,</mn>
      </mrow>
      <mn>...</mn>
      <mi>,</mi>
      <mi>k</mi>
    </mrow>
    <annotation encoding="StarMath 5.0">( o_1, o_j ) j=2, ... , k</annotation>
  </semantics>
</math>
</file>

<file path=Object 15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16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17/content.xml><?xml version="1.0" encoding="utf-8"?>
<math xmlns="http://www.w3.org/1998/Math/MathML" display="block">
  <semantics>
    <msup>
      <mi>G</mi>
      <mi>T</mi>
    </msup>
    <annotation encoding="StarMath 5.0">G^T</annotation>
  </semantics>
</math>
</file>

<file path=Object 18/content.xml><?xml version="1.0" encoding="utf-8"?>
<math xmlns="http://www.w3.org/1998/Math/MathML" display="block">
  <semantics>
    <mrow>
      <mi mathvariant="italic">CFC</mi>
      <mrow>
        <mo fence="true" stretchy="false">(</mo>
        <mrow>
          <msub>
            <mi>o</mi>
            <mn>1</mn>
          </msub>
        </mrow>
        <mo fence="true" stretchy="false">)</mo>
      </mrow>
    </mrow>
    <annotation encoding="StarMath 5.0">CFC( o_1 )</annotation>
  </semantics>
</math>
</file>

<file path=Object 19/content.xml><?xml version="1.0" encoding="utf-8"?>
<math xmlns="http://www.w3.org/1998/Math/MathML" display="block">
  <semantics>
    <mrow>
      <mi>o</mi>
      <mrow>
        <mi>'</mi>
        <mo stretchy="false">=</mo>
        <mo stretchy="false">{</mo>
      </mrow>
      <msub>
        <mi>o</mi>
        <mn>1,</mn>
      </msub>
      <mn>...</mn>
      <mi>,</mi>
      <msub>
        <mi>o</mi>
        <mi>k</mi>
      </msub>
      <mo stretchy="false">}</mo>
    </mrow>
    <annotation encoding="StarMath 5.0">o'=\{ o_1, ... , o_k\ }</annotation>
  </semantics>
</math>
</file>

<file path=Object 2/content.xml><?xml version="1.0" encoding="utf-8"?>
<math xmlns="http://www.w3.org/1998/Math/MathML" display="block">
  <semantics>
    <mrow>
      <msub>
        <mi>v</mi>
        <mn>1,</mn>
      </msub>
      <mn>...</mn>
      <mi>,</mi>
      <msub>
        <mi>v</mi>
        <mi>n</mi>
      </msub>
    </mrow>
    <annotation encoding="StarMath 5.0">{ v_1, ..., v_n }</annotation>
  </semantics>
</math>
</file>

<file path=Object 20/content.xml><?xml version="1.0" encoding="utf-8"?>
<math xmlns="http://www.w3.org/1998/Math/MathML" display="block">
  <semantics>
    <mrow>
      <mi>G</mi>
      <msub>
        <mi>'</mi>
        <mi>C</mi>
      </msub>
    </mrow>
    <annotation encoding="StarMath 5.0">G'_C</annotation>
  </semantics>
</math>
</file>

<file path=Object 21/content.xml><?xml version="1.0" encoding="utf-8"?>
<math xmlns="http://www.w3.org/1998/Math/MathML" display="block">
  <semantics>
    <mrow>
      <mo stretchy="false">{</mo>
      <msub>
        <mi>u</mi>
        <mn>1,</mn>
      </msub>
      <mn>...</mn>
      <mi>,</mi>
      <msub>
        <mi>u</mi>
        <mi>k</mi>
      </msub>
      <mo stretchy="false">}</mo>
    </mrow>
    <annotation encoding="StarMath 5.0">\{ u_1, ..., u_k \}</annotation>
  </semantics>
</math>
</file>

<file path=Object 22/content.xml><?xml version="1.0" encoding="utf-8"?>
<math xmlns="http://www.w3.org/1998/Math/MathML" display="block">
  <semantics>
    <mrow>
      <mrow>
        <mi>o</mi>
        <mo stretchy="false">=</mo>
        <mo stretchy="false">{</mo>
      </mrow>
      <msub>
        <mi>o</mi>
        <mn>1,</mn>
      </msub>
      <mn>...</mn>
      <mi>,</mi>
      <msub>
        <mi>o</mi>
        <mi>k</mi>
      </msub>
      <mo stretchy="false">}</mo>
    </mrow>
    <annotation encoding="StarMath 5.0">o=\{ o_1, ..., o_k\ }</annotation>
  </semantics>
</math>
</file>

<file path=Object 23/content.xml><?xml version="1.0" encoding="utf-8"?>
<math xmlns="http://www.w3.org/1998/Math/MathML" display="block">
  <semantics>
    <mrow>
      <mo stretchy="false">→</mo>
      <mo stretchy="false">∄</mo>
      <mspace width="0.5em"/>
      <mi mathvariant="italic">aristas</mi>
      <mspace width="0.5em"/>
      <mrow>
        <mo fence="true" stretchy="false">(</mo>
        <mrow>
          <mrow>
            <msub>
              <mi>o</mi>
              <mi>j</mi>
            </msub>
            <mi>,</mi>
            <msub>
              <mi>o</mi>
              <mi>i</mi>
            </msub>
          </mrow>
        </mrow>
        <mo fence="true" stretchy="false">)</mo>
      </mrow>
      <mo stretchy="false">⋰</mo>
      <mrow>
        <mi>j</mi>
        <mo stretchy="false">&gt;</mo>
        <mi>i</mi>
      </mrow>
      <mi>j</mi>
      <mi>,</mi>
      <mrow>
        <mi>i</mi>
        <mo stretchy="false">=</mo>
        <mn>1,</mn>
      </mrow>
      <mn>...</mn>
      <mi>,</mi>
      <mi>k</mi>
    </mrow>
    <annotation encoding="StarMath 5.0">rightarrow notexists `aristas ` ( o_j, o_i ) dotsup j&gt;i j,i=1, ...,k</annotation>
  </semantics>
</math>
</file>

<file path=Object 24/content.xml><?xml version="1.0" encoding="utf-8"?>
<math xmlns="http://www.w3.org/1998/Math/MathML" display="block">
  <semantics>
    <mrow>
      <mi>o</mi>
      <mrow>
        <mi>'</mi>
        <mo stretchy="false">=</mo>
        <mo stretchy="false">{</mo>
      </mrow>
      <msub>
        <mi>o</mi>
        <mn>2,</mn>
      </msub>
      <mn>...</mn>
      <mi>,</mi>
      <msub>
        <mi>o</mi>
        <mi>k</mi>
      </msub>
      <mo stretchy="false">}</mo>
    </mrow>
    <annotation encoding="StarMath 5.0">o'=\{ o_2, ... , o_k \}</annotation>
  </semantics>
</math>
</file>

<file path=Object 25/content.xml><?xml version="1.0" encoding="utf-8"?>
<math xmlns="http://www.w3.org/1998/Math/MathML" display="block">
  <semantics>
    <mrow>
      <mi>o</mi>
      <mrow>
        <mi>'</mi>
        <mo stretchy="false">=</mo>
        <mrow>
          <mi>o</mi>
          <mo stretchy="false">∖</mo>
          <mo stretchy="false">{</mo>
        </mrow>
      </mrow>
      <msub>
        <mi>o</mi>
        <mn>1</mn>
      </msub>
      <mo stretchy="false">}</mo>
    </mrow>
    <annotation encoding="StarMath 5.0">o'= o  setminus \{ o_1 \}</annotation>
  </semantics>
</math>
</file>

<file path=Object 26/content.xml><?xml version="1.0" encoding="utf-8"?>
<math xmlns="http://www.w3.org/1998/Math/MathML" display="block">
  <semantics>
    <mrow>
      <mo stretchy="false">{</mo>
      <msub>
        <mi>o</mi>
        <mn>1,</mn>
      </msub>
      <msub>
        <mi>o</mi>
        <mi>j</mi>
      </msub>
      <mo stretchy="false">}</mo>
    </mrow>
    <annotation encoding="StarMath 5.0">\{ o_1, o_j \}</annotation>
  </semantics>
</math>
</file>

<file path=Object 27/content.xml><?xml version="1.0" encoding="utf-8"?>
<math xmlns="http://www.w3.org/1998/Math/MathML" display="block">
  <semantics>
    <mrow>
      <mrow>
        <msub>
          <mi>u</mi>
          <mi>i</mi>
        </msub>
        <mo stretchy="false">∈</mo>
        <mi mathvariant="italic">CFC</mi>
      </mrow>
      <mrow>
        <mo fence="true" stretchy="false">(</mo>
        <mrow>
          <msub>
            <mi>o</mi>
            <mi>i</mi>
          </msub>
        </mrow>
        <mo fence="true" stretchy="false">)</mo>
      </mrow>
    </mrow>
    <annotation encoding="StarMath 5.0">u_i in CFC( o_i )</annotation>
  </semantics>
</math>
</file>

<file path=Object 28/content.xml><?xml version="1.0" encoding="utf-8"?>
<math xmlns="http://www.w3.org/1998/Math/MathML" display="block">
  <semantics>
    <mrow>
      <mi>u</mi>
      <mn>1</mn>
    </mrow>
    <annotation encoding="StarMath 5.0">u1</annotation>
  </semantics>
</math>
</file>

<file path=Object 29/content.xml><?xml version="1.0" encoding="utf-8"?>
<math xmlns="http://www.w3.org/1998/Math/MathML" display="block">
  <semantics>
    <mrow>
      <mi>o</mi>
      <mrow>
        <mi>'</mi>
        <mo stretchy="false">=</mo>
        <mo stretchy="false">{</mo>
      </mrow>
      <msub>
        <mi>o</mi>
        <mn>2,</mn>
      </msub>
      <mn>...</mn>
      <mi>,</mi>
      <msub>
        <mi>o</mi>
        <mi>k</mi>
      </msub>
      <mo stretchy="false">}</mo>
    </mrow>
    <annotation encoding="StarMath 5.0">o'=\{ o_2, ... , o_k \}</annotation>
  </semantics>
</math>
</file>

<file path=Object 3/content.xml><?xml version="1.0" encoding="utf-8"?>
<math xmlns="http://www.w3.org/1998/Math/MathML" display="block">
  <semantics>
    <msubsup>
      <mi>G</mi>
      <mi>C</mi>
      <mi>T</mi>
    </msubsup>
    <annotation encoding="StarMath 5.0">G_{C}^T</annotation>
  </semantics>
</math>
</file>

<file path=Object 4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u</mi>
                <mi>i</mi>
              </msub>
              <mi>,</mi>
              <msub>
                <mi>u</mi>
                <mi>j</mi>
              </msub>
            </mrow>
          </mrow>
          <mo fence="true" stretchy="false">)</mo>
        </mrow>
        <mo stretchy="false">∈</mo>
        <msubsup>
          <mi>A</mi>
          <mi>C</mi>
          <mi>T</mi>
        </msubsup>
      </mrow>
      <mspace width="0.5em"/>
      <mi mathvariant="italic">si</mi>
      <mspace width="0.5em"/>
      <mrow>
        <mrow>
          <mo fence="true" stretchy="false">(</mo>
          <mrow>
            <mrow>
              <msub>
                <mi>u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∈</mo>
        <msub>
          <mi>A</mi>
          <mi>C</mi>
        </msub>
      </mrow>
    </mrow>
    <annotation encoding="StarMath 5.0">( u_i, u_j ) in A_{ C }^T `si `( u_j,u_i ) in A_C</annotation>
  </semantics>
</math>
</file>

<file path=Object 5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6/content.xml><?xml version="1.0" encoding="utf-8"?>
<math xmlns="http://www.w3.org/1998/Math/MathML" display="block">
  <semantics>
    <msubsup>
      <mi>G</mi>
      <mi>C</mi>
      <mi>T</mi>
    </msubsup>
    <annotation encoding="StarMath 5.0">G_{ C }^T</annotation>
  </semantics>
</math>
</file>

<file path=Object 7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8/content.xml><?xml version="1.0" encoding="utf-8"?>
<math xmlns="http://www.w3.org/1998/Math/MathML" display="block">
  <semantics>
    <mrow>
      <mrow>
        <mi>o</mi>
        <mo stretchy="false">=</mo>
        <mo stretchy="false">{</mo>
      </mrow>
      <msub>
        <mi>o</mi>
        <mn>1,</mn>
      </msub>
      <msub>
        <mi>o</mi>
        <mn>2,</mn>
      </msub>
      <mn>...</mn>
      <mi>,</mi>
      <msub>
        <mi>o</mi>
        <mi>k</mi>
      </msub>
      <mo stretchy="false">}</mo>
    </mrow>
    <annotation encoding="StarMath 5.0">o=\{ o_1, o_2, ... , o_k \}</annotation>
  </semantics>
</math>
</file>

<file path=Object 9/content.xml><?xml version="1.0" encoding="utf-8"?>
<math xmlns="http://www.w3.org/1998/Math/MathML" display="block">
  <semantics>
    <mrow>
      <mo stretchy="false">←</mo>
      <mo stretchy="false">→</mo>
    </mrow>
    <annotation encoding="StarMath 5.0">leftarrow rightarrow </annotation>
  </semantics>
</math>
</file>